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erm.makeLuceneQueryFieldNoBoost( final String fieldName , final BasicQueryFactory q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mpleTerm.getField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erm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Term.rewrite( Index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Term.isQuo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erm.visitMatchingTerm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erm.addSpanQueries( final SpanNearClauseFactory snc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Term.compareTo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Term.SimpleTerm( boolean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erm.suffixToString( StringBuffe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erm.distanceSubQueryNot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erm.toString( String f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erm.get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